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ource Serif Pro" svg:font-family="'Source Serif Pro',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officeooo:rsid="0019c5c6" officeooo:paragraph-rsid="0019c5c6"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tyle="normal" fo:font-weight="bold" officeooo:rsid="0019c5c6" officeooo:paragraph-rsid="0019c5c6" style:font-style-asian="normal" style:font-weight-asian="bold" style:font-style-complex="normal" style:font-weight-complex="bold"/>
    </style:style>
    <style:style style:name="P3" style:family="paragraph" style:parent-style-name="Standard">
      <style:text-properties officeooo:paragraph-rsid="001bb7aa"/>
    </style:style>
    <style:style style:name="P4" style:family="paragraph" style:parent-style-name="Standard">
      <style:text-properties officeooo:rsid="001c272e" officeooo:paragraph-rsid="001c272e"/>
    </style:style>
    <style:style style:name="P5" style:family="paragraph" style:parent-style-name="Standard">
      <style:text-properties officeooo:rsid="001d8d64" officeooo:paragraph-rsid="001d8d64"/>
    </style:style>
    <style:style style:name="P6" style:family="paragraph" style:parent-style-name="Standard">
      <style:text-properties officeooo:paragraph-rsid="001eeb55"/>
    </style:style>
    <style:style style:name="P7" style:family="paragraph" style:parent-style-name="Standard">
      <style:text-properties officeooo:paragraph-rsid="001fe1ab"/>
    </style:style>
    <style:style style:name="P8" style:family="paragraph" style:parent-style-name="Standard">
      <style:text-properties officeooo:paragraph-rsid="0026e787"/>
    </style:style>
    <style:style style:name="P9" style:family="paragraph" style:parent-style-name="Standard">
      <style:text-properties officeooo:rsid="0026e787" officeooo:paragraph-rsid="0026e787"/>
    </style:style>
    <style:style style:name="P10" style:family="paragraph" style:parent-style-name="Standard">
      <style:text-properties officeooo:rsid="002c2df9" officeooo:paragraph-rsid="002c2df9"/>
    </style:style>
    <style:style style:name="P11" style:family="paragraph" style:parent-style-name="Standard">
      <style:text-properties fo:font-weight="normal" officeooo:rsid="002c2df9" officeooo:paragraph-rsid="002c2df9" style:font-weight-asian="normal" style:font-weight-complex="normal"/>
    </style:style>
    <style:style style:name="P12" style:family="paragraph" style:parent-style-name="Standard">
      <style:text-properties officeooo:rsid="002e09ca" officeooo:paragraph-rsid="002e09ca"/>
    </style:style>
    <style:style style:name="P13" style:family="paragraph" style:parent-style-name="Standard">
      <style:text-properties officeooo:paragraph-rsid="002f2ba0"/>
    </style:style>
    <style:style style:name="T1" style:family="text">
      <style:text-properties fo:font-variant="normal" fo:text-transform="none" fo:color="#c0c0c0" style:font-name="Source Serif Pro" fo:font-size="13.5pt" fo:letter-spacing="normal" fo:font-style="normal" fo:font-weight="normal"/>
    </style:style>
    <style:style style:name="T2" style:family="text">
      <style:text-properties fo:font-variant="normal" fo:text-transform="none" fo:color="#c0c0c0" style:font-name="Source Serif Pro" fo:font-size="13.5pt" fo:letter-spacing="normal" fo:font-style="normal" fo:font-weight="normal" style:font-weight-asian="normal" style:font-weight-complex="normal"/>
    </style:style>
    <style:style style:name="T3" style:family="text">
      <style:text-properties fo:font-variant="normal" fo:text-transform="none" fo:color="#c0c0c0" style:font-name="Source Serif Pro" fo:font-size="13.5pt" fo:letter-spacing="normal" fo:font-style="normal" fo:font-weight="normal" loext:padding="0cm" loext:border="none"/>
    </style:style>
    <style:style style:name="T4" style:family="text">
      <style:text-properties fo:font-variant="normal" fo:text-transform="none" fo:color="#c0c0c0" fo:letter-spacing="normal"/>
    </style:style>
    <style:style style:name="T5" style:family="text">
      <style:text-properties fo:font-variant="normal" fo:text-transform="none" fo:color="#c0c0c0" fo:letter-spacing="normal" fo:font-weight="normal" style:font-weight-asian="normal" style:font-weight-complex="normal"/>
    </style:style>
    <style:style style:name="T6" style:family="text">
      <style:text-properties fo:font-variant="normal" fo:text-transform="none" fo:color="#ffffff" fo:letter-spacing="normal" fo:font-style="normal" fo:font-weight="normal" fo:background-color="#272822" loext:char-shading-value="0" style:font-weight-asian="normal" style:font-weight-complex="normal" loext:padding="0cm" loext:border="none"/>
    </style:style>
    <style:style style:name="T7" style:family="text">
      <style:text-properties fo:font-variant="normal" fo:text-transform="none" fo:color="#ffffff" fo:letter-spacing="normal" fo:font-style="normal" fo:font-weight="normal" fo:background-color="#272822" loext:char-shading-value="0" loext:padding="0cm" loext:border="none"/>
    </style:style>
    <style:style style:name="T8" style:family="text">
      <style:text-properties fo:font-weight="normal" style:font-weight-asian="normal" style:font-weight-complex="normal"/>
    </style:style>
    <style:style style:name="T9" style:family="text">
      <style:text-properties fo:font-weight="normal" officeooo:rsid="001eeb55" style:font-weight-asian="normal" style:font-weight-complex="normal"/>
    </style:style>
    <style:style style:name="T10" style:family="text">
      <style:text-properties fo:font-weight="normal" officeooo:rsid="001fe1ab" style:font-weight-asian="normal" style:font-weight-complex="normal"/>
    </style:style>
    <style:style style:name="T11" style:family="text">
      <style:text-properties fo:font-weight="normal" officeooo:rsid="00230e1e" style:font-weight-asian="normal" style:font-weight-complex="normal"/>
    </style:style>
    <style:style style:name="T12" style:family="text">
      <style:text-properties fo:font-weight="normal" officeooo:rsid="0026e787" style:font-weight-asian="normal" style:font-weight-complex="normal"/>
    </style:style>
    <style:style style:name="T13" style:family="text">
      <style:text-properties fo:font-weight="normal" officeooo:rsid="002c4b4e"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eeb55" style:font-weight-asian="bold" style:font-weight-complex="bold"/>
    </style:style>
    <style:style style:name="T16" style:family="text">
      <style:text-properties fo:font-weight="bold" officeooo:rsid="001fe1ab" style:font-weight-asian="bold" style:font-weight-complex="bold"/>
    </style:style>
    <style:style style:name="T17" style:family="text">
      <style:text-properties fo:font-weight="bold" officeooo:rsid="00230e1e" style:font-weight-asian="bold" style:font-weight-complex="bold"/>
    </style:style>
    <style:style style:name="T18" style:family="text">
      <style:text-properties fo:font-weight="bold" officeooo:rsid="0026e787" style:font-weight-asian="bold" style:font-weight-complex="bold"/>
    </style:style>
    <style:style style:name="T19" style:family="text">
      <style:text-properties officeooo:rsid="001fe1ab"/>
    </style:style>
    <style:style style:name="T20" style:family="text">
      <style:text-properties officeooo:rsid="0021a048"/>
    </style:style>
    <style:style style:name="T21" style:family="text">
      <style:text-properties officeooo:rsid="00230e1e"/>
    </style:style>
    <style:style style:name="T22" style:family="text">
      <style:text-properties officeooo:rsid="0026008b"/>
    </style:style>
    <style:style style:name="T23" style:family="text">
      <style:text-properties officeooo:rsid="0026e787"/>
    </style:style>
    <style:style style:name="T24" style:family="text">
      <style:text-properties officeooo:rsid="002a546d"/>
    </style:style>
    <style:style style:name="T25" style:family="text">
      <style:text-properties officeooo:rsid="002e09ca"/>
    </style:style>
    <style:style style:name="T26" style:family="text">
      <style:text-properties officeooo:rsid="002f2ba0"/>
    </style:style>
    <style:style style:name="T27"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damentos do Java Script: Arrays</text:p>
      <text:p text:style-name="P1"/>
      <text:p text:style-name="P2">AULA 01</text:p>
      <text:p text:style-name="P2"/>
      <text:p text:style-name="P3">Ao contrário de uma variável, que guarda somente um valor por vez, um array (ou lista) pode armazenar diversos valores. Pode ser usada, por exemplo, para agrupar diversos dados que têm relação entre si. </text:p>
      <text:p text:style-name="P3"/>
      <text:p text:style-name="P4">O método <text:span text:style-name="T14">push()</text:span><text:span text:style-name="T8"> adiciona um novo array na lista de elementos.</text:span></text:p>
      <text:p text:style-name="P5"><text:span text:style-name="T8">O método </text:span><text:span text:style-name="T14">pop()</text:span><text:span text:style-name="T8"> vai remover o último item da lista de elementos.</text:span></text:p>
      <text:p text:style-name="P6"><text:span text:style-name="T9">O método </text:span><text:span text:style-name="T15">slice() </text:span><text:span text:style-name="T9">vai dividir o nosso array. <text:s/>O </text:span><text:span text:style-name="Emphasis">slice </text:span>pede alguns parâmetros. Ele pede um número, que é onde vamos começar a fazer o corte, e outro número, que é onde vamos terminar de fazer esse corte.<text:span text:style-name="T8"> <text:s/></text:span><text:span text:style-name="T9">Lembre-se que ele não substitui a lista dividida, então é preciso <text:s/>colocá-lo em outra const.</text:span></text:p>
      <text:p text:style-name="P7"><text:span text:style-name="T9">O </text:span><text:span text:style-name="T10">método </text:span><text:span text:style-name="T16">splice() </text:span>a<text:span text:style-name="T19">v</text:span>i permitir que removamos alguns elementos de qualquer lugar dentro do array e coloque novos elementos em qualquer lugar dentro desse array também. Ele agora vai pedir três parâmetros. O primeiro parâmetro é em qual índice ele vai começar. No caso, a Ana e o Caio que temos que remover. A Ana é o índice número 1, lembrando que o array começa no 0. <text:span text:style-name="T20">O segundo parâmetro é a quantidade de itens que vamos remover (esse parâmetro não é obrigatório). O terceiro parâmentro é o que vamos colocar no lugar dos itens removidos.</text:span> </text:p>
      <text:p text:style-name="Standard"><text:span text:style-name="T21">O método </text:span><text:span text:style-name="T17">concat()</text:span><text:span text:style-name="T11"> junta duas listas de arrays. </text:span>O concat não mexe na nossa lista que chamamos ele, temos que salvar esse valor em algum outro local.</text:p>
      <text:p text:style-name="Standard"><text:span text:style-name="Source_20_Text">Concat() </text:span>é um método útil quando não se deseja alterar o array original, e sim fazer uma cópia alterada. Caso isso não seja necessário, considere utilizar <text:span text:style-name="Source_20_Text">push() </text:span>ou <text:span text:style-name="Source_20_Text">splice() </text:span>para inserir novos elementos ou fazer alterações no array original. </text:p>
      <text:p text:style-name="Standard"><text:span text:style-name="T22">A</text:span>s listas com duas dimensões, ou seja, arrays que contêm arrays, podendo ter um único array ou vários dentro do principal. </text:p>
      <text:p text:style-name="P8"><text:span text:style-name="T23">O método </text:span><text:span text:style-name="T18">includes() </text:span><text:span text:style-name="T12">vai varrer a lista procurando o parâmetro passado.</text:span>o <text:span text:style-name="Emphasis">includes </text:span>pega um <text:span text:style-name="Emphasis">array </text:span>e faz uma busca pelo que estamos passando, ele faz uma busca pelo valor, pelo tipo de dado </text:p>
      <text:p text:style-name="P9"><text:span text:style-name="T8">O método </text:span><text:span text:style-name="T14">indexOf()</text:span><text:span text:style-name="T8"> busca qual o indice do parametro buscado.</text:span></text:p>
      <text:p text:style-name="Standard"><text:span text:style-name="Emphasis"><text:span text:style-name="T24">O método </text:span></text:span><text:span text:style-name="Emphasis"><text:span text:style-name="T14">foreach</text:span></text:span><text:span text:style-name="Emphasis"> </text:span>é um jeito diferente que temos de passar por cada elemento do nosso array. <text:span text:style-name="T24">E</text:span>le vai trabalhar com uma função aqui dentro. Essa função vamos escrever como se fosse <text:span text:style-name="Emphasis">arrow function</text:span>. </text:p>
      <text:p text:style-name="P10">O método <text:span text:style-name="T14">map() </text:span><text:span text:style-name="T8">retorna uma array com novos valores. Ela é uma função callback. </text:span><text:span text:style-name="T13">Tamém conseguimos alterar strings.</text:span></text:p>
      <text:p text:style-name="Standard">O termo <text:span text:style-name="Emphasis">callback </text:span>se refere à função que é “chamada de volta” dentro de outra função. Para o JavaScript, qualquer função que seja chamada como argumento de outra é considerada uma função callback, não apenas em caso de métodos. </text:p>
      <text:p text:style-name="P12">O metodo <text:span text:style-name="T14">filter() </text:span><text:span text:style-name="T8">irá nos retornar uma nova lista de arrays. Ele pode receber dois parâmetro.</text:span></text:p>
      <text:p text:style-name="P13">O método <text:span text:style-name="Source_20_Text"><text:span text:style-name="T14">reduce()</text:span></text:span>está trabalhando com dois parâmetros. O primeiro é a <text:span text:style-name="Strong_20_Emphasis">função callback </text:span>obrigatória para retornar o cálculo e o segundo parâmetro é um número que representa o valor inicial - no caso, <text:span text:style-name="Source_20_Text">0</text:span>. A função callback <text:span text:style-name="T26">é</text:span> escrita diretamente dentro do <text:span text:style-name="Source_20_Text">reduce()</text:span>, e esta função também está recebendo dois parâmetros,<text:span text:style-name="T27"> ambos obrigatórios:</text:span> O valor acumulado e o valor atual. <text:s/></text:p>
      <text:p text:style-name="P13"/>
      <text:p text:style-name="P13"><text:s/></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ource Serif Pro" svg:font-family="'Source Serif Pro',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7T06:03:44.868000000</meta:creation-date>
    <dc:date>2022-03-10T08:10:03.858000000</dc:date>
    <meta:editing-duration>PT1H36M33S</meta:editing-duration>
    <meta:editing-cycles>5</meta:editing-cycles>
    <meta:generator>LibreOffice/6.4.2.2$Windows_X86_64 LibreOffice_project/4e471d8c02c9c90f512f7f9ead8875b57fcb1ec3</meta:generator>
    <meta:document-statistic meta:table-count="0" meta:image-count="0" meta:object-count="0" meta:page-count="1" meta:paragraph-count="18" meta:word-count="510" meta:character-count="2960" meta:non-whitespace-character-count="2454"/>
  </office:meta>
</office:document-meta>
</file>